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NTPRepositoryImpl.getOverview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RepositoryImpl.getGroups( File [ ] 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NTPRepositoryImpl.createArticle( InputStream i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NNTPRepositoryImpl.service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NTPRepositoryImpl.getMatchedGroups( String wild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NTPRepositoryImpl.getGroup( String group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NNTPRepositoryImpl.createSpool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NNTPRepositoryImpl.getArticleFromID(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NTPRepositoryImpl.hasN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GroupFilter.accept( java . io . File dir ,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NTPRepositoryImpl.getGroupsSince( Date d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NTPRepositoryImpl.is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RepositoryImpl.initializ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NNTPRepositoryImpl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RepositoryImpl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RepositoryImpl.configure( Configuration aConfiguratio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NNTPRepositoryImpl.getArticlesSince( final Date d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NNTPRepositoryImpl.setFileSystem( FileSystem sys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